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e1039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1e1039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officeooo:paragraph-rsid="001e1039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style:text-underline-style="solid" style:text-underline-width="auto" style:text-underline-color="font-color" officeooo:rsid="001e1039" officeooo:paragraph-rsid="001e1039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rsid="001f26a5" officeooo:paragraph-rsid="001f26a5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f26a5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rsid="001f3953" officeooo:paragraph-rsid="001f3953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style="italic" fo:font-weight="bold" officeooo:rsid="001e1039"/>
    </style:style>
    <style:style style:name="T3" style:family="text">
      <style:text-properties fo:color="#800080" loext:opacity="100%" fo:font-style="italic" fo:font-weight="bold" officeooo:rsid="001e9522"/>
    </style:style>
    <style:style style:name="T4" style:family="text">
      <style:text-properties fo:color="#c0c0c0" loext:opacity="100%"/>
    </style:style>
    <style:style style:name="T5" style:family="text">
      <style:text-properties fo:color="#c0c0c0" loext:opacity="100%" fo:font-style="italic" fo:font-weight="bold" officeooo:rsid="001e1039"/>
    </style:style>
    <style:style style:name="T6" style:family="text">
      <style:text-properties fo:color="#c0c0c0" loext:opacity="100%" fo:font-style="italic" fo:font-weight="bold" officeooo:rsid="001e9522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officeooo:rsid="001e1039"/>
    </style:style>
    <style:style style:name="T9" style:family="text">
      <style:text-properties fo:color="#800000" loext:opacity="100%" fo:font-style="italic" fo:font-weight="bold" officeooo:rsid="001e9522"/>
    </style:style>
    <style:style style:name="T10" style:family="text">
      <style:text-properties officeooo:rsid="001e1039"/>
    </style:style>
    <style:style style:name="T11" style:family="text">
      <style:text-properties fo:color="#00677c" loext:opacity="100%"/>
    </style:style>
    <style:style style:name="T12" style:family="text">
      <style:text-properties fo:color="#00677c" loext:opacity="100%" fo:font-style="italic" fo:font-weight="bold"/>
    </style:style>
    <style:style style:name="T13" style:family="text">
      <style:text-properties fo:color="#00677c" loext:opacity="100%" fo:font-style="italic" fo:font-weight="bold" officeooo:rsid="001e1039"/>
    </style:style>
    <style:style style:name="T14" style:family="text">
      <style:text-properties fo:color="#00677c" loext:opacity="100%" fo:font-style="italic" fo:font-weight="bold" officeooo:rsid="001e9522"/>
    </style:style>
    <style:style style:name="T15" style:family="text">
      <style:text-properties fo:color="#808000" loext:opacity="100%"/>
    </style:style>
    <style:style style:name="T16" style:family="text">
      <style:text-properties fo:color="#808000" loext:opacity="100%" fo:font-style="italic" fo:font-weight="bold" officeooo:rsid="001e9522"/>
    </style:style>
    <style:style style:name="T17" style:family="text">
      <style:text-properties fo:color="#000000" loext:opacity="100%" officeooo:rsid="001e1039"/>
    </style:style>
    <style:style style:name="T18" style:family="text">
      <style:text-properties fo:color="#000000" loext:opacity="100%" fo:font-style="italic" fo:font-weight="bold"/>
    </style:style>
    <style:style style:name="T19" style:family="text">
      <style:text-properties fo:color="#000000" loext:opacity="100%" fo:font-style="italic" fo:font-weight="bold" officeooo:rsid="001e1039"/>
    </style:style>
    <style:style style:name="T20" style:family="text">
      <style:text-properties fo:color="#000000" loext:opacity="100%" fo:font-style="italic" fo:font-weight="bold" officeooo:rsid="001e9522"/>
    </style:style>
    <style:style style:name="T21" style:family="text">
      <style:text-properties fo:color="#000000" loext:opacity="100%" fo:font-style="italic" fo:font-weight="bold" style:font-weight-asian="bold" style:font-weight-complex="bold"/>
    </style:style>
    <style:style style:name="T22" style:family="text">
      <style:text-properties fo:color="#000000" loext:opacity="100%" fo:font-style="italic" fo:font-weight="bold" officeooo:rsid="001e1039" style:font-weight-asian="bold" style:font-weight-complex="bold"/>
    </style:style>
    <style:style style:name="T23" style:family="text">
      <style:text-properties fo:color="#000000" loext:opacity="100%" fo:font-style="italic" fo:font-weight="bold" officeooo:rsid="001e9522" style:font-weight-asian="bold" style:font-weight-complex="bold"/>
    </style:style>
    <style:style style:name="T24" style:family="text">
      <style:text-properties fo:color="#000000" loext:opacity="100%" fo:font-style="italic" fo:font-weight="normal" style:font-weight-asian="normal" style:font-weight-complex="normal"/>
    </style:style>
    <style:style style:name="T25" style:family="text">
      <style:text-properties fo:color="#000000" loext:opacity="100%" fo:font-style="italic" fo:font-weight="normal" officeooo:rsid="001e1039" style:font-weight-asian="normal" style:font-weight-complex="normal"/>
    </style:style>
    <style:style style:name="T26" style:family="text">
      <style:text-properties fo:color="#000000" loext:opacity="100%" fo:font-style="italic" fo:font-weight="normal" officeooo:rsid="001e9522" style:font-weight-asian="normal" style:font-weight-complex="normal"/>
    </style:style>
    <style:style style:name="T27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 loext:opacity="100%" fo:font-style="italic" fo:font-weight="normal" officeooo:rsid="001e1039" style:font-style-asian="italic" style:font-weight-asian="normal" style:font-style-complex="italic" style:font-weight-complex="normal"/>
    </style:style>
    <style:style style:name="T29" style:family="text">
      <style:text-properties fo:color="#000000" loext:opacity="100%" fo:font-style="italic" fo:font-weight="normal" officeooo:rsid="001e9522" style:font-style-asian="italic" style:font-weight-asian="normal" style:font-style-complex="italic" style:font-weight-complex="normal"/>
    </style:style>
    <style:style style:name="T30" style:family="text">
      <style:text-properties fo:color="#000000" loext:opacity="100%" fo:font-weight="bold" officeooo:rsid="001e1039" style:font-weight-asian="bold" style:font-weight-complex="bold"/>
    </style:style>
    <style:style style:name="T31" style:family="text">
      <style:text-properties fo:color="#000000" loext:opacity="100%" fo:font-weight="normal" officeooo:rsid="001e1039" style:font-weight-asian="normal" style:font-weight-complex="normal"/>
    </style:style>
    <style:style style:name="T32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loext:opacity="100%" fo:font-style="normal" fo:font-weight="normal" officeooo:rsid="001e1039" style:font-style-asian="normal" style:font-weight-asian="normal" style:font-style-complex="normal" style:font-weight-complex="normal"/>
    </style:style>
    <style:style style:name="T34" style:family="text">
      <style:text-properties fo:color="#000000" loext:opacity="100%" fo:font-style="normal" fo:font-weight="normal" officeooo:rsid="001e9522" style:font-style-asian="normal" style:font-weight-asian="normal" style:font-style-complex="normal" style:font-weight-complex="normal"/>
    </style:style>
    <style:style style:name="T35" style:family="text">
      <style:text-properties fo:color="#000000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loext:opacity="100%" fo:font-style="normal" style:text-underline-style="solid" style:text-underline-width="auto" style:text-underline-color="font-color" fo:font-weight="normal" officeooo:rsid="001e1039" style:font-style-asian="normal" style:font-weight-asian="normal" style:font-style-complex="normal" style:font-weight-complex="normal"/>
    </style:style>
    <style:style style:name="T37" style:family="text">
      <style:text-properties fo:color="#000000" loext:opacity="100%" fo:font-style="normal" style:text-underline-style="solid" style:text-underline-width="auto" style:text-underline-color="font-color" fo:font-weight="normal" officeooo:rsid="001e9522" style:font-style-asian="normal" style:font-weight-asian="normal" style:font-style-complex="normal" style:font-weight-complex="normal"/>
    </style:style>
    <style:style style:name="T38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color="#000000" loext:opacity="100%" fo:font-style="normal" style:text-underline-style="none" fo:font-weight="normal" officeooo:rsid="001e1039" style:font-style-asian="normal" style:font-weight-asian="normal" style:font-style-complex="normal" style:font-weight-complex="normal"/>
    </style:style>
    <style:style style:name="T40" style:family="text">
      <style:text-properties fo:color="#000000" loext:opacity="100%" fo:font-style="normal" style:text-underline-style="none" fo:font-weight="normal" officeooo:rsid="001e9522" style:font-style-asian="normal" style:font-weight-asian="normal" style:font-style-complex="normal" style:font-weight-complex="normal"/>
    </style:style>
    <style:style style:name="T41" style:family="text">
      <style:text-properties fo:color="#092e64" loext:opacity="100%"/>
    </style:style>
    <style:style style:name="T42" style:family="text">
      <style:text-properties fo:color="#092e64" loext:opacity="100%" fo:font-style="italic" fo:font-weight="bold" officeooo:rsid="001e1039"/>
    </style:style>
    <style:style style:name="T43" style:family="text">
      <style:text-properties officeooo:rsid="001f26a5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FGEDataCamera</text:span><text:span text:style-name="T4"> </text:span>*<text:span text:style-name="T7">editor_data_camera;</text:span></text:p>
      <text:p text:style-name="P6"><text:s/></text:p>
      <text:p text:style-name="P1"/>
      <text:p text:style-name="P5">base data :</text:p>
      <text:p text:style-name="P4"><text:span text:style-name="T15"><text:tab/>-float</text:span><text:span text:style-name="T4"> </text:span><text:span text:style-name="T7">width</text:span>,<text:span text:style-name="T4"> </text:span><text:span text:style-name="T7">height</text:span>;<text:span text:style-name="T4"> <text:s text:c="3"/></text:span></text:p>
      <text:p text:style-name="P4"><text:span text:style-name="T1"><text:tab/>-FGEDataCameraProjection</text:span><text:span text:style-name="T4"> </text:span>*<text:span text:style-name="T7">projection</text:span>;</text:p>
      <text:p text:style-name="P4"><text:span text:style-name="T1"><text:tab/>-FGEDataCameraView</text:span><text:span text:style-name="T4"> </text:span>*<text:span text:style-name="T7">view</text:span>;</text:p>
      <text:p text:style-name="P1"/>
      <text:p text:style-name="P5">discription:</text:p>
      <text:p text:style-name="P2"><text:span text:style-name="T8"><text:tab/></text:span><text:span text:style-name="T39">data_camera was initialized in </text:span><text:span text:style-name="T38">initializeGL , </text:span><text:span text:style-name="T39">it content data of camera , </text:span><text:span text:style-name="T40">data camera its just data readed by camera object.</text:span></text:p>
      <text:p text:style-name="P2"><text:span text:style-name="T40"/></text:p>
      <text:p text:style-name="P2"><text:span text:style-name="T14"/></text:p>
      <text:p text:style-name="P2"><text:span text:style-name="T14"/></text:p>
      <text:p text:style-name="P2"><text:span text:style-name="T3">FGEDataCamera</text:span><text:span text:style-name="T6"> </text:span><text:span text:style-name="T14">*</text:span><text:span text:style-name="T9">current_data_camera</text:span><text:span text:style-name="T14">;</text:span></text:p>
      <text:p text:style-name="P2"><text:span text:style-name="T14"/></text:p>
      <text:p text:style-name="P8"><text:span text:style-name="T14">i</text:span><text:span text:style-name="T12">n <text:s/></text:span><text:span text:style-name="T38">initializeGL :</text:span></text:p>
      <text:p text:style-name="P2"><text:span text:style-name="T16"><text:tab/>this</text:span><text:span text:style-name="T14">-&gt;</text:span><text:span text:style-name="T9">current_data_camera</text:span><text:span text:style-name="T6"> </text:span><text:span text:style-name="T14">=</text:span><text:span text:style-name="T6"> </text:span><text:span text:style-name="T16">this</text:span><text:span text:style-name="T14">-&gt;</text:span><text:span text:style-name="T9">editor_data_camera</text:span><text:span text:style-name="T14">;</text:span></text:p>
      <text:p text:style-name="P2"><text:span text:style-name="T6"><text:tab/></text:span><text:span text:style-name="T16">this</text:span><text:span text:style-name="T14">-&gt;</text:span><text:span text:style-name="T9">camera</text:span><text:span text:style-name="T6"> </text:span><text:span text:style-name="T14">=</text:span><text:span text:style-name="T6"> </text:span><text:span text:style-name="T16">new</text:span><text:span text:style-name="T6"> </text:span><text:span text:style-name="T3">FGECamera</text:span><text:span text:style-name="T14">(</text:span><text:span text:style-name="T16">this</text:span><text:span text:style-name="T14">-&gt;</text:span><text:span text:style-name="T9">current_data_camera</text:span><text:span text:style-name="T14">);</text:span></text:p>
      <text:p text:style-name="P2"><text:span text:style-name="T14"/></text:p>
      <text:p text:style-name="P8"><text:span text:style-name="T14">i</text:span><text:span text:style-name="T12">ts just a pointer to the current data camera , used to switch between cameras</text:span></text:p>
      <text:p text:style-name="P8"><text:span text:style-name="T12"/></text:p>
      <text:p text:style-name="P8"><text:span text:style-name="T12"/></text:p>
      <text:p text:style-name="P2"><text:span text:style-name="T13">setCurrentCamera(</text:span><text:span text:style-name="T2">FGEDataCamera</text:span><text:span text:style-name="T5"> </text:span><text:span text:style-name="T13">*</text:span><text:span text:style-name="T42">camera</text:span><text:span text:style-name="T13">)</text:span></text:p>
      <text:p text:style-name="P8"><text:span text:style-name="T13">s</text:span><text:span text:style-name="T12">et the current camera data</text:span></text:p>
      <text:p text:style-name="P2"><text:span text:style-name="T13"/></text:p>
      <text:p text:style-name="P3"><text:span text:style-name="T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6:40:09.350344903</meta:creation-date>
    <meta:generator>LibreOffice/7.3.7.2$Linux_X86_64 LibreOffice_project/30$Build-2</meta:generator>
    <dc:date>2024-03-06T21:09:29.330860755</dc:date>
    <meta:editing-duration>PT2H39M17S</meta:editing-duration>
    <meta:editing-cycles>3</meta:editing-cycles>
    <meta:document-statistic meta:table-count="0" meta:image-count="0" meta:object-count="0" meta:page-count="1" meta:paragraph-count="15" meta:word-count="68" meta:character-count="581" meta:non-whitespace-character-count="515"/>
  </office:meta>
</office:document-meta>
</file>